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2bd5e"/>
    </style:style>
    <style:style style:name="T5" style:family="text">
      <style:text-properties officeooo:rsid="0012b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5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4">self Rich and healthy spell</text:span></text:p>
      <text:p text:style-name="P1"/>
      <text:p text:style-name="P6"><text:span text:style-name="T1">S</text:span>pell <text:span text:style-name="T1">T</text:span>arget person/people or group: <text:span text:style-name="T5">James Widing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38:30.242639219</dc:date>
    <meta:editing-duration>PT14M2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9" meta:character-count="214" meta:non-whitespace-character-count="189"/>
  </office:meta>
</office:document-meta>
</file>